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rsid="00165b5b" officeooo:paragraph-rsid="00165b5b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165b5b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rsid="001858d4" officeooo:paragraph-rsid="001858d4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1858d4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rsid="001b5c96" officeooo:paragraph-rsid="001b5c96"/>
    </style:style>
    <style:style style:name="P8" style:family="paragraph" style:parent-style-name="Preformatted_20_Text">
      <style:paragraph-properties fo:margin-top="0cm" fo:margin-bottom="0.499cm" loext:contextual-spacing="false"/>
      <style:text-properties fo:font-size="12pt" fo:font-weight="bold" officeooo:rsid="001b5c96" officeooo:paragraph-rsid="001c53e1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margin-top="0cm" fo:margin-bottom="0.499cm" loext:contextual-spacing="false"/>
      <style:text-properties fo:font-size="12pt" fo:font-weight="bold" officeooo:rsid="001da26e" officeooo:paragraph-rsid="001da26e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rsid="001da26e" officeooo:paragraph-rsid="001da26e"/>
    </style:style>
    <style:style style:name="P11" style:family="paragraph" style:parent-style-name="Standard">
      <style:paragraph-properties fo:margin-top="0cm" fo:margin-bottom="0.499cm" loext:contextual-spacing="false"/>
    </style:style>
    <style:style style:name="P12" style:family="paragraph" style:parent-style-name="Standard">
      <style:paragraph-properties fo:margin-top="0cm" fo:margin-bottom="0.499cm" loext:contextual-spacing="false"/>
      <style:text-properties officeooo:rsid="001da26e" officeooo:paragraph-rsid="001da26e"/>
    </style:style>
    <style:style style:name="P13" style:family="paragraph" style:parent-style-name="Text_20_body">
      <style:paragraph-properties fo:margin-top="0cm" fo:margin-bottom="0cm" loext:contextual-spacing="false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Loma"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top="0cm" fo:margin-bottom="0.499cm" loext:contextual-spacing="false"/>
      <style:text-properties style:font-name="Loma" fo:font-size="12pt" fo:font-weight="bold" officeooo:rsid="001da26e" officeooo:paragraph-rsid="001da26e" style:font-size-asian="12pt" style:font-weight-asian="bold" style:font-size-complex="12pt" style:font-weight-complex="bold"/>
    </style:style>
    <style:style style:name="T1" style:family="text">
      <style:text-properties officeooo:rsid="00165b5b"/>
    </style:style>
    <style:style style:name="T2" style:family="text">
      <style:text-properties officeooo:rsid="001858d4"/>
    </style:style>
    <style:style style:name="T3" style:family="text">
      <style:text-properties officeooo:rsid="001c53e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oma" fo:font-weight="bold" style:font-weight-asian="bold" style:font-weight-complex="bold"/>
    </style:style>
    <style:style style:name="T6" style:family="text">
      <style:text-properties style:font-name="Loma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1. versuch:</text:span><text:a xlink:type="simple" xlink:href="https://deref-gmx.net/mail/client/-GQxBiBBtzU/dereferrer/?redirectUrl=https%3A%2F%2Fgis.stackexchange.com%2Fquestions%2F385370%2Fcannot-install-new-qgis-3-16-hannover-on-mint-20-1-ulyssa" office:target-frame-name="_blank" xlink:show="new" text:style-name="Internet_20_link" text:visited-style-name="Visited_20_Internet_20_Link">https://gis.stackexchange.com/questions/385370/cannot-install-new-qgis-3-16-hannover-on-mint-20-1-ulyssa</text:a></text:p>
      <text:p text:style-name="Standard">über die systemverwaltung (wie auf dem Bild in der Anleitung), aber wenn ich da was ändern wollte hab ich immer die Meldung: keine Internetverbindung und im kleinen Feld:</text:p>
      <text:p text:style-name="Standard">"E:The repository '<text:a xlink:type="simple" xlink:href="https://deref-gmx.net/mail/client/JArsktQtHOQ/dereferrer/?redirectUrl=https%3A%2F%2Fqgis.org%2Fdebian" office:target-frame-name="_blank" xlink:show="new" text:style-name="Internet_20_link" text:visited-style-name="Visited_20_Internet_20_Link">https://qgis.org/debian</text:a> Ulyana Release' does not have a Release file., W:Updating from such a repository can't be done securely, and is therefore disabled by default., W:See apt-secure(8) manpage for repository creation and user configuration details., W:GPG error: <text:a xlink:type="simple" xlink:href="https://deref-gmx.net/mail/client/jBhKttFU4Ys/dereferrer/?redirectUrl=https%3A%2F%2Fqgis.org%2Fubuntu" office:target-frame-name="_blank" xlink:show="new" text:style-name="Internet_20_link" text:visited-style-name="Visited_20_Internet_20_Link">https://qgis.org/ubuntu</text:a> bionic InRelease: The following signatures couldn't be verified because the public key is not available: NO_PUBKEY F7E06F06199EF2F2, E:The repository '<text:a xlink:type="simple" xlink:href="https://deref-gmx.net/mail/client/jBhKttFU4Ys/dereferrer/?redirectUrl=https%3A%2F%2Fqgis.org%2Fubuntu" office:target-frame-name="_blank" xlink:show="new" text:style-name="Internet_20_link" text:visited-style-name="Visited_20_Internet_20_Link">https://qgis.org/ubuntu</text:a> bionic InRelease' is not signed."</text:p>
      <text:p text:style-name="P4"/>
      <text:p text:style-name="P3"/>
      <text:p text:style-name="P3"/>
      <text:p text:style-name="P3"><text:span text:style-name="T1">2. versuch: </text:span><text:a xlink:type="simple" xlink:href="https://deref-gmx.net/mail/client/iJYsFKz_gh8/dereferrer/?redirectUrl=https%3A%2F%2Ffreegistutorial.com%2Fhow-to-install-qgis-on-linux-mint-19%2F" office:target-frame-name="_blank" xlink:show="new" text:style-name="Internet_20_link" text:visited-style-name="Visited_20_Internet_20_Link">https://freegistutorial.com/how-to-install-qgis-on-linux-mint-19/</text:a></text:p>
      <text:p text:style-name="P1">c@c-OptiPlex-7010:~$ sudo nano /etc/apt/sources.list</text:p>
      <text:p text:style-name="P1">[sudo] Passwort für c: <text:s text:c="11"/></text:p>
      <text:p text:style-name="P1">c@c-OptiPlex-7010:~$ sudo apt-key adv --keyserver keyserver.ubuntu.com --recv-key CAEB3DC3BDF7FB45</text:p>
      <text:p text:style-name="P1">Executing: /tmp/apt-key-gpghome.dcRl1x7Brf/gpg.1.sh --keyserver keyserver.ubuntu.com --recv-key CAEB3DC3BDF7FB45</text:p>
      <text:p text:style-name="P1">gpg: Schlüssel CAEB3DC3BDF7FB45: Öffentlicher Schlüssel "QGIS Archive Automatic Signing Key (2017) &lt;qgis-developer@lists.osgeo.org&gt;" importiert</text:p>
      <text:p text:style-name="P1">gpg: Anzahl insgesamt bearbeiteter Schlüssel: 1</text:p>
      <text:p text:style-name="P1">gpg: <text:s text:c="14"/>importiert: 1</text:p>
      <text:p text:style-name="P1">c@c-OptiPlex-7010:~$ sudo apt-get update</text:p>
      <text:p text:style-name="P1">OK:1 http://archive.ubuntu.com/ubuntu focal InRelease</text:p>
      <text:p text:style-name="P1">OK:2 http://archive.ubuntu.com/ubuntu focal-updates InRelease <text:s text:c="49"/></text:p>
      <text:p text:style-name="P1">OK:3 http://archive.ubuntu.com/ubuntu focal-backports InRelease <text:s text:c="47"/></text:p>
      <text:p text:style-name="P1">Holen:4 https://qgis.org/ubuntu bionic InRelease [3.705 B] <text:s text:c="52"/></text:p>
      <text:p text:style-name="P1">Holen:5 https://repo.skype.com/deb stable InRelease [4.502 B] <text:s text:c="49"/></text:p>
      <text:p text:style-name="P1">Ign:6 https://qgis.org/debian Ulyana InRelease <text:s text:c="64"/></text:p>
      <text:p text:style-name="P1">Holen:7 http://security.ubuntu.com/ubuntu focal-security InRelease [114 kB] <text:s text:c="22"/></text:p>
      <text:p text:style-name="P1">OK:8 http://archive.canonical.com/ubuntu focal InRelease <text:s text:c="47"/></text:p>
      <text:p text:style-name="P1">Ign:9 http://packages.linuxmint.com ulyssa InRelease <text:s text:c="51"/></text:p>
      <text:p text:style-name="P1">Fehl:10 https://qgis.org/debian Ulyana Release <text:s text:c="36"/></text:p>
      <text:p text:style-name="P1"><text:soft-page-break/><text:s text:c="2"/>404 <text:s/>Not Found [IP: 104.21.71.41 443]</text:p>
      <text:p text:style-name="P1">OK:11 http://packages.linuxmint.com ulyssa Release <text:s text:c="32"/></text:p>
      <text:p text:style-name="P1">Holen:12 https://qgis.org/ubuntu focal InRelease [2.731 B] </text:p>
      <text:p text:style-name="P1">Fehl:4 https://qgis.org/ubuntu bionic InRelease <text:s text:c="17"/></text:p>
      <text:p text:style-name="P1"><text:s text:c="2"/>Die folgenden Signaturen konnten nicht überprüft werden, weil ihr öffentlicher Schlüssel nicht verfügbar ist: NO_PUBKEY F7E06F06199EF2F2</text:p>
      <text:p text:style-name="P1">Fehl:5 https://repo.skype.com/deb stable InRelease</text:p>
      <text:p text:style-name="P1"><text:s text:c="2"/>Die folgenden Signaturen waren ungültig: EXPKEYSIG 1F3045A5DF7587C3 Skype Linux Client Repository &lt;se-um@microsoft.com&gt;</text:p>
      <text:p text:style-name="P1">Fehl:12 https://qgis.org/ubuntu focal InRelease</text:p>
      <text:p text:style-name="P1"><text:s text:c="2"/>Die folgenden Signaturen konnten nicht überprüft werden, weil ihr öffentlicher Schlüssel nicht verfügbar ist: NO_PUBKEY F7E06F06199EF2F2</text:p>
      <text:p text:style-name="P1">Holen:14 http://security.ubuntu.com/ubuntu focal-security/main amd64 DEP-11 Metadata [27,6 kB]</text:p>
      <text:p text:style-name="P1">Holen:15 http://security.ubuntu.com/ubuntu focal-security/universe amd64 DEP-11 Metadata [60,8 kB]</text:p>
      <text:p text:style-name="P1">Holen:16 http://security.ubuntu.com/ubuntu focal-security/multiverse amd64 DEP-11 Metadata [2.468 B]</text:p>
      <text:p text:style-name="P1">Paketlisten werden gelesen... Fertig</text:p>
      <text:p text:style-name="P1">E: Das Depot »https://qgis.org/debian Ulyana Release« enthält keine Release-Datei.</text:p>
      <text:p text:style-name="P1">N: Eine Aktualisierung von solch einem Depot kann nicht auf eine sichere Art durchgeführt werden, daher ist es standardmäßig deaktiviert.</text:p>
      <text:p text:style-name="P1">N: Weitere Details zur Erzeugung von Paketdepots sowie zu deren Benutzerkonfiguration finden Sie in der Handbuchseite apt-secure(8).</text:p>
      <text:p text:style-name="P1">W: GPG-Fehler: https://qgis.org/ubuntu bionic InRelease: Die folgenden Signaturen konnten nicht überprüft werden, weil ihr öffentlicher Schlüssel nicht verfügbar ist: NO_PUBKEY F7E06F06199EF2F2</text:p>
      <text:p text:style-name="P1">E: Das Depot »https://qgis.org/ubuntu bionic InRelease« ist nicht signiert.</text:p>
      <text:p text:style-name="P1">N: Eine Aktualisierung von solch einem Depot kann nicht auf eine sichere Art durchgeführt werden, daher ist es standardmäßig deaktiviert.</text:p>
      <text:p text:style-name="P1">N: Weitere Details zur Erzeugung von Paketdepots sowie zu deren Benutzerkonfiguration finden Sie in der Handbuchseite apt-secure(8).</text:p>
      <text:p text:style-name="P1">W: Während der Überprüfung der Signatur trat ein Fehler auf. Das Depot wurde nicht aktualisiert und die vorherigen Indexdateien werden verwendet. GPG-Fehler: https://repo.skype.com/deb stable InRelease: Die folgenden Signaturen waren ungültig: EXPKEYSIG 1F3045A5DF7587C3 Skype Linux Client Repository &lt;se-um@microsoft.com&gt;</text:p>
      <text:p text:style-name="P1"><text:soft-page-break/>W: GPG-Fehler: https://qgis.org/ubuntu focal InRelease: Die folgenden Signaturen konnten nicht überprüft werden, weil ihr öffentlicher Schlüssel nicht verfügbar ist: NO_PUBKEY F7E06F06199EF2F2</text:p>
      <text:p text:style-name="P1">E: Das Depot »https://qgis.org/ubuntu focal InRelease« ist nicht signiert.</text:p>
      <text:p text:style-name="P1">N: Eine Aktualisierung von solch einem Depot kann nicht auf eine sichere Art durchgeführt werden, daher ist es standardmäßig deaktiviert.</text:p>
      <text:p text:style-name="P1">N: Weitere Details zur Erzeugung von Paketdepots sowie zu deren Benutzerkonfiguration finden Sie in der Handbuchseite apt-secure(8).</text:p>
      <text:p text:style-name="P1">c@c-OptiPlex-7010:~$ sudo apt-get install qgis python-qgis qgis-plugin-grass</text:p>
      <text:p text:style-name="P1">Paketlisten werden gelesen... Fertig</text:p>
      <text:p text:style-name="P1">Abhängigkeitsbaum wird aufgebaut. <text:s text:c="6"/></text:p>
      <text:p text:style-name="P1">Statusinformationen werden eingelesen.... Fertig</text:p>
      <text:p text:style-name="P1">E: Paket python-qgis kann nicht gefunden werden.</text:p>
      <text:p text:style-name="P1"/>
      <text:p text:style-name="P1"/>
      <text:p text:style-name="P1"/>
      <text:p text:style-name="P2">3. versuch: <text:a xlink:type="simple" xlink:href="https://gis.stackexchange.com/questions/133033/installing-latest-qgis-version-on-ubuntu/137079#137079" text:style-name="Internet_20_link" text:visited-style-name="Visited_20_Internet_20_Link">https://gis.stackexchange.com/questions/133033/installing-latest-qgis-version-on-ubuntu/137079#137079</text:a></text:p>
      <text:p text:style-name="P2">u</text:p>
      <text:p text:style-name="P2"><text:a xlink:type="simple" xlink:href="https://www.qgis.org/en/site/forusers/alldownloads.html#debian-ubuntu" text:style-name="Internet_20_link" text:visited-style-name="Visited_20_Internet_20_Link">https://www.qgis.org/en/site/forusers/alldownloads.html#debian-ubuntu</text:a></text:p>
      <text:p text:style-name="P2"/>
      <text:p text:style-name="P2"/>
      <text:p text:style-name="P2">c@c-OptiPlex-7010:~$ sudo add-apt-repository "deb https://qgis.org/debian focal main"</text:p>
      <text:p text:style-name="P2">[sudo] Passwort für c: <text:s text:c="11"/></text:p>
      <text:p text:style-name="P2">c@c-OptiPlex-7010:~$ sudo apt install gnupg software-properties-common</text:p>
      <text:p text:style-name="P2">Paketlisten werden gelesen... Fertig</text:p>
      <text:p text:style-name="P2">Abhängigkeitsbaum wird aufgebaut. <text:s text:c="6"/></text:p>
      <text:p text:style-name="P2">Statusinformationen werden eingelesen.... Fertig</text:p>
      <text:p text:style-name="P2">gnupg ist schon die neueste Version (2.2.19-3ubuntu2.1).</text:p>
      <text:p text:style-name="P2">Die folgenden Pakete wurden automatisch installiert und werden nicht mehr benötigt:</text:p>
      <text:p text:style-name="P2"><text:soft-page-break/><text:s text:c="2"/>ca-certificates-mono cli-common libgdiplus libmono-accessibility4.0-cil libmono-btls-interface4.0-cil libmono-corlib4.5-cil libmono-i18n-west4.0-cil</text:p>
      <text:p text:style-name="P2"><text:s text:c="2"/>libmono-i18n4.0-cil libmono-posix4.0-cil libmono-security4.0-cil libmono-system-configuration4.0-cil libmono-system-core4.0-cil</text:p>
      <text:p text:style-name="P2"><text:s text:c="2"/>libmono-system-data4.0-cil libmono-system-drawing4.0-cil libmono-system-enterpriseservices4.0-cil libmono-system-numerics4.0-cil</text:p>
      <text:p text:style-name="P2"><text:s text:c="2"/>libmono-system-runtime-serialization-formatters-soap4.0-cil libmono-system-security4.0-cil libmono-system-transactions4.0-cil</text:p>
      <text:p text:style-name="P2"><text:s text:c="2"/>libmono-system-windows-forms4.0-cil libmono-system-xml4.0-cil libmono-system4.0-cil libmono-webbrowser4.0-cil mono-4.0-gac mono-gac mono-runtime</text:p>
      <text:p text:style-name="P2"><text:s text:c="2"/>mono-runtime-common mono-runtime-sgen xsel</text:p>
      <text:p text:style-name="P2">Verwenden Sie »sudo apt autoremove«, um sie zu entfernen.</text:p>
      <text:p text:style-name="P2">Die folgenden NEUEN Pakete werden installiert:</text:p>
      <text:p text:style-name="P2"><text:s text:c="2"/>software-properties-common</text:p>
      <text:p text:style-name="P2">0 aktualisiert, 1 neu installiert, 0 zu entfernen und 58 nicht aktualisiert.</text:p>
      <text:p text:style-name="P2">Es müssen 8.900 B an Archiven heruntergeladen werden.</text:p>
      <text:p text:style-name="P2">Nach dieser Operation werden 16,4 kB Plattenplatz zusätzlich benutzt.</text:p>
      <text:p text:style-name="P2">Möchten Sie fortfahren? [J/n] </text:p>
      <text:p text:style-name="P2">Holen:1 http://packages.linuxmint.com ulyssa/upstream amd64 software-properties-common all 2.0.7 [8.900 B]</text:p>
      <text:p text:style-name="P2">Es wurden 8.900 B in 0 s geholt (27,0 kB/s). <text:s text:c="9"/></text:p>
      <text:p text:style-name="P2">Vormals nicht ausgewähltes Paket software-properties-common wird gewählt.</text:p>
      <text:p text:style-name="P2">(Lese Datenbank ... 364376 Dateien und Verzeichnisse sind derzeit installiert.)</text:p>
      <text:p text:style-name="P2">Vorbereitung zum Entpacken von .../software-properties-common_2.0.7_all.deb ...</text:p>
      <text:p text:style-name="P2">Entpacken von software-properties-common (2.0.7) ...</text:p>
      <text:p text:style-name="P2">software-properties-common (2.0.7) wird eingerichtet ...</text:p>
      <text:p text:style-name="P2">c@c-OptiPlex-7010:~$ wget -qO - https://qgis.org/downloads/qgis-2020.gpg.key | sudo gpg --no-default-keyring --keyring gnupg-ring:/etc/apt/trusted.gpg.d/qgis-archive.gpg --import</text:p>
      <text:p text:style-name="P2">gpg: Schlüsselbund `/etc/apt/trusted.gpg.d/qgis-archive.gpg' erstellt</text:p>
      <text:p text:style-name="P2">gpg: key F7E06F06199EF2F2: 1 Beglaubigung wegen fehlendem Schlüssel nicht geprüft</text:p>
      <text:p text:style-name="P2">gpg: Verzeichnis `/root/.gnupg' erzeugt</text:p>
      <text:p text:style-name="P2">gpg: /root/.gnupg/trustdb.gpg: trust-db erzeugt</text:p>
      <text:p text:style-name="P2"><text:soft-page-break/>gpg: Schlüssel F7E06F06199EF2F2: Öffentlicher Schlüssel "QGIS Archive Automatic Signing Key (2020) &lt;qgis-developer@lists.osgeo.org&gt;" importiert</text:p>
      <text:p text:style-name="P2">gpg: Anzahl insgesamt bearbeiteter Schlüssel: 1</text:p>
      <text:p text:style-name="P2">gpg: <text:s text:c="14"/>importiert: 1</text:p>
      <text:p text:style-name="P2">gpg: keine ultimativ vertrauenswürdigen Schlüssel gefunden</text:p>
      <text:p text:style-name="P2">c@c-OptiPlex-7010:~$ sudo chmod a+r /etc/apt/trusted.gpg.d/qgis-archive.gpg</text:p>
      <text:p text:style-name="P2">c@c-OptiPlex-7010:~$ sudo add-apt-repository "deb https://qgis.org/ubuntu $(lsb_release -c -s) main"</text:p>
      <text:p text:style-name="P2">c@c-OptiPlex-7010:~$ sudo apt update</text:p>
      <text:p text:style-name="P2">OK:1 http://archive.ubuntu.com/ubuntu focal InRelease</text:p>
      <text:p text:style-name="P2">Holen:2 http://archive.ubuntu.com/ubuntu focal-updates InRelease [114 kB] <text:s text:c="77"/></text:p>
      <text:p text:style-name="P2">Ign:3 https://qgis.org/debian Ulyana InRelease <text:s text:c="104"/></text:p>
      <text:p text:style-name="P2">OK:4 http://archive.canonical.com/ubuntu focal InRelease <text:s text:c="94"/></text:p>
      <text:p text:style-name="P2">OK:5 http://security.ubuntu.com/ubuntu focal-security InRelease <text:s text:c="43"/></text:p>
      <text:p text:style-name="P2">Ign:6 http://packages.linuxmint.com ulyssa InRelease <text:s text:c="54"/></text:p>
      <text:p text:style-name="P2">Holen:7 http://archive.ubuntu.com/ubuntu focal-backports InRelease [101 kB]</text:p>
      <text:p text:style-name="P2">Holen:8 https://qgis.org/debian focal InRelease [2.731 B] <text:s text:c="22"/></text:p>
      <text:p text:style-name="P2">Ign:9 https://qgis.org/ubuntu ulyssa InRelease <text:s text:c="3"/></text:p>
      <text:p text:style-name="P2">OK:10 http://packages.linuxmint.com ulyssa Release</text:p>
      <text:p text:style-name="P2">Holen:11 https://qgis.org/ubuntu bionic InRelease [3.705 B]</text:p>
      <text:p text:style-name="P2">Fehl:12 https://qgis.org/debian Ulyana Release</text:p>
      <text:p text:style-name="P2"><text:s text:c="2"/>404 <text:s/>Not Found [IP: 104.21.71.41 443]</text:p>
      <text:p text:style-name="P2">Holen:13 https://qgis.org/ubuntu focal InRelease [2.731 B]</text:p>
      <text:p text:style-name="P2">Fehl:14 https://qgis.org/ubuntu ulyssa Release</text:p>
      <text:p text:style-name="P2"><text:s text:c="2"/>404 <text:s/>Not Found [IP: 104.21.71.41 443]</text:p>
      <text:p text:style-name="P2">Holen:15 https://qgis.org/debian focal/main amd64 Packages [21,3 kB]</text:p>
      <text:p text:style-name="P2">Holen:17 https://qgis.org/ubuntu bionic/main Sources [1.464 B]</text:p>
      <text:p text:style-name="P2">Holen:18 https://qgis.org/ubuntu bionic/main i386 Packages [16,1 kB]</text:p>
      <text:p text:style-name="P2">Holen:19 https://qgis.org/ubuntu bionic/main amd64 Packages [16,1 kB]</text:p>
      <text:p text:style-name="P2">Holen:20 https://qgis.org/ubuntu focal/main Sources [1.483 B]</text:p>
      <text:p text:style-name="P2"><text:soft-page-break/>Paketlisten werden gelesen... Fertig <text:s/></text:p>
      <text:p text:style-name="P2">E: Das Depot »https://qgis.org/debian Ulyana Release« enthält keine Release-Datei.</text:p>
      <text:p text:style-name="P2">N: Eine Aktualisierung von solch einem Depot kann nicht auf eine sichere Art durchgeführt werden, daher ist es standardmäßig deaktiviert.</text:p>
      <text:p text:style-name="P2">N: Weitere Details zur Erzeugung von Paketdepots sowie zu deren Benutzerkonfiguration finden Sie in der Handbuchseite apt-secure(8).</text:p>
      <text:p text:style-name="P2">E: Das Depot »https://qgis.org/ubuntu ulyssa Release« enthält keine Release-Datei.</text:p>
      <text:p text:style-name="P2">N: Eine Aktualisierung von solch einem Depot kann nicht auf eine sichere Art durchgeführt werden, daher ist es standardmäßig deaktiviert.</text:p>
      <text:p text:style-name="P2">N: Weitere Details zur Erzeugung von Paketdepots sowie zu deren Benutzerkonfiguration finden Sie in der Handbuchseite apt-secure(8).</text:p>
      <text:p text:style-name="P2">N: Das Laden der konfigurierten Datei »main/binary-i386/Packages« wird übersprungen, da das Depot »https://qgis.org/debian focal InRelease« die Architektur »i386« nicht unterstützt.</text:p>
      <text:p text:style-name="P2">c@c-OptiPlex-7010:~$ sudo apt-get update &amp;&amp; sudo apt-get install qgis python-qgis </text:p>
      <text:p text:style-name="P2">OK:1 http://archive.canonical.com/ubuntu focal InRelease <text:s text:c="65"/></text:p>
      <text:p text:style-name="P2">Holen:2 http://security.ubuntu.com/ubuntu focal-security InRelease [114 kB] <text:s text:c="46"/></text:p>
      <text:p text:style-name="P2">OK:3 http://archive.ubuntu.com/ubuntu focal InRelease <text:s text:c="53"/></text:p>
      <text:p text:style-name="P2">Ign:4 http://packages.linuxmint.com ulyssa InRelease <text:s text:c="54"/></text:p>
      <text:p text:style-name="P2">OK:5 https://qgis.org/ubuntu bionic InRelease <text:s text:c="37"/></text:p>
      <text:p text:style-name="P2">Holen:6 http://archive.ubuntu.com/ubuntu focal-updates InRelease [114 kB] <text:s text:c="33"/></text:p>
      <text:p text:style-name="P2">Ign:7 https://qgis.org/debian Ulyana InRelease <text:s text:c="68"/></text:p>
      <text:p text:style-name="P2">OK:8 http://packages.linuxmint.com ulyssa Release <text:s text:c="66"/></text:p>
      <text:p text:style-name="P2">OK:10 https://qgis.org/ubuntu focal InRelease <text:s text:c="70"/></text:p>
      <text:p text:style-name="P2">OK:11 https://qgis.org/debian focal InRelease <text:s text:c="46"/></text:p>
      <text:p text:style-name="P2">Ign:12 https://qgis.org/ubuntu ulyssa InRelease <text:s text:c="20"/></text:p>
      <text:p text:style-name="P2">Holen:13 http://archive.ubuntu.com/ubuntu focal-backports InRelease [101 kB]</text:p>
      <text:p text:style-name="P2">Fehl:14 https://qgis.org/debian Ulyana Release <text:s text:c="46"/></text:p>
      <text:p text:style-name="P2"><text:s text:c="2"/>404 <text:s/>Not Found [IP: 172.67.143.23 443]</text:p>
      <text:p text:style-name="P2">Fehl:15 https://qgis.org/ubuntu ulyssa Release <text:s text:c="46"/></text:p>
      <text:p text:style-name="P2"><text:s text:c="2"/>404 <text:s/>Not Found [IP: 172.67.143.23 443]</text:p>
      <text:p text:style-name="P2"><text:soft-page-break/>Paketlisten werden gelesen... Fertig</text:p>
      <text:p text:style-name="P2">E: Das Depot »https://qgis.org/debian Ulyana Release« enthält keine Release-Datei.</text:p>
      <text:p text:style-name="P2">N: Eine Aktualisierung von solch einem Depot kann nicht auf eine sichere Art durchgeführt werden, daher ist es standardmäßig deaktiviert.</text:p>
      <text:p text:style-name="P2">N: Weitere Details zur Erzeugung von Paketdepots sowie zu deren Benutzerkonfiguration finden Sie in der Handbuchseite apt-secure(8).</text:p>
      <text:p text:style-name="P2">E: Das Depot »https://qgis.org/ubuntu ulyssa Release« enthält keine Release-Datei.</text:p>
      <text:p text:style-name="P2">N: Eine Aktualisierung von solch einem Depot kann nicht auf eine sichere Art durchgeführt werden, daher ist es standardmäßig deaktiviert.</text:p>
      <text:p text:style-name="P2">N: Weitere Details zur Erzeugung von Paketdepots sowie zu deren Benutzerkonfiguration finden Sie in der Handbuchseite apt-secure(8).</text:p>
      <text:p text:style-name="P2">N: Das Laden der konfigurierten Datei »main/binary-i386/Packages« wird übersprungen, da das Depot »https://qgis.org/debian focal InRelease« die Architektur »i386« nicht unterstützt.</text:p>
      <text:p text:style-name="P2">c@c-OptiPlex-7010:~$ </text:p>
      <text:p text:style-name="P1"/>
      <text:p text:style-name="P8">nochml versuchen, nachdem ich die … file wieder die 2 Einträge <text:span text:style-name="T3">(deb https://qgis.org/ubuntu bionic main </text:span></text:p>
      <text:p text:style-name="P8">deb-src https://qgis.org/ubuntu bionic main<text:span text:style-name="T3">)</text:span> gelöscht habe:</text:p>
      <text:p text:style-name="P7">Ign:1 cdrom://Linux Mint 20.1 _Ulyssa_ - Release amd64 20210103 focal InRelease</text:p>
      <text:p text:style-name="P7">Fehl:2 cdrom://Linux Mint 20.1 _Ulyssa_ - Release amd64 20210103 focal Release</text:p>
      <text:p text:style-name="P7"><text:s text:c="2"/>Bitte verwenden Sie apt-cdrom, um APT diese CD-ROM bekannt zu machen. apt-get update kann nicht dazu verwendet werden, neue CD-ROMs hinzuzufügen.</text:p>
      <text:p text:style-name="P7">OK:3 http://archive.canonical.com/ubuntu focal InRelease</text:p>
      <text:p text:style-name="P7">OK:4 http://archive.ubuntu.com/ubuntu focal InRelease <text:s text:c="91"/></text:p>
      <text:p text:style-name="P7">Holen:5 http://archive.ubuntu.com/ubuntu focal-updates InRelease [114 kB] <text:s text:c="71"/></text:p>
      <text:p text:style-name="P7">Holen:6 http://security.ubuntu.com/ubuntu focal-security InRelease [114 kB] <text:s text:c="28"/></text:p>
      <text:p text:style-name="P7">Ign:7 https://qgis.org/debian Ulyana InRelease <text:s text:c="66"/></text:p>
      <text:p text:style-name="P7">Ign:8 http://packages.linuxmint.com ulyssa InRelease <text:s text:c="60"/></text:p>
      <text:p text:style-name="P7">OK:9 https://qgis.org/ubuntu focal InRelease <text:s text:c="47"/></text:p>
      <text:p text:style-name="P7">Holen:10 http://archive.ubuntu.com/ubuntu focal-backports InRelease [101 kB] <text:s text:c="15"/></text:p>
      <text:p text:style-name="P7">OK:11 http://packages.linuxmint.com ulyssa Release <text:s text:c="63"/></text:p>
      <text:p text:style-name="P7"><text:soft-page-break/>OK:12 https://qgis.org/debian focal InRelease <text:s text:c="37"/></text:p>
      <text:p text:style-name="P7">Ign:13 https://qgis.org/ubuntu ulyssa InRelease</text:p>
      <text:p text:style-name="P7">Fehl:14 https://qgis.org/debian Ulyana Release</text:p>
      <text:p text:style-name="P7"><text:s text:c="2"/>404 <text:s/>Not Found [IP: 104.21.71.41 443]</text:p>
      <text:p text:style-name="P7">Fehl:15 https://qgis.org/ubuntu ulyssa Release</text:p>
      <text:p text:style-name="P7"><text:s text:c="2"/>404 <text:s/>Not Found [IP: 104.21.71.41 443]</text:p>
      <text:p text:style-name="P7">Holen:16 http://archive.ubuntu.com/ubuntu focal-updates/main amd64 DEP-11 Metadata [283 kB]</text:p>
      <text:p text:style-name="P7">Holen:17 http://archive.ubuntu.com/ubuntu focal-updates/universe amd64 DEP-11 Metadata [339 kB]</text:p>
      <text:p text:style-name="P7">Holen:19 http://archive.ubuntu.com/ubuntu focal-updates/multiverse amd64 Packages [24,4 kB]</text:p>
      <text:p text:style-name="P7">Holen:20 http://archive.ubuntu.com/ubuntu focal-updates/multiverse i386 Packages [8.228 B]</text:p>
      <text:p text:style-name="P7">Holen:21 http://archive.ubuntu.com/ubuntu focal-updates/multiverse amd64 DEP-11 Metadata [944 B]</text:p>
      <text:p text:style-name="P7">Holen:22 http://archive.ubuntu.com/ubuntu focal-backports/universe amd64 DEP-11 Metadata [10,3 kB]</text:p>
      <text:p text:style-name="P7">Holen:23 http://security.ubuntu.com/ubuntu focal-security/main amd64 DEP-11 Metadata [27,6 kB]</text:p>
      <text:p text:style-name="P7">Holen:24 http://security.ubuntu.com/ubuntu focal-security/universe amd64 DEP-11 Metadata [60,8 kB]</text:p>
      <text:p text:style-name="P7">Holen:25 http://security.ubuntu.com/ubuntu focal-security/multiverse amd64 DEP-11 Metadata [2.468 B]</text:p>
      <text:p text:style-name="P7">Paketlisten werden gelesen... Fertig <text:s text:c="10"/></text:p>
      <text:p text:style-name="P7">E: Das Depot »cdrom://Linux Mint 20.1 _Ulyssa_ - Release amd64 20210103 focal Release« enthält keine Release-Datei.</text:p>
      <text:p text:style-name="P7">N: Eine Aktualisierung von solch einem Depot kann nicht auf eine sichere Art durchgeführt werden, daher ist es standardmäßig deaktiviert.</text:p>
      <text:p text:style-name="P7">N: Weitere Details zur Erzeugung von Paketdepots sowie zu deren Benutzerkonfiguration finden Sie in der Handbuchseite apt-secure(8).</text:p>
      <text:p text:style-name="P7">E: Das Depot »https://qgis.org/debian Ulyana Release« enthält keine Release-Datei.</text:p>
      <text:p text:style-name="P7">N: Eine Aktualisierung von solch einem Depot kann nicht auf eine sichere Art durchgeführt werden, daher ist es standardmäßig deaktiviert.</text:p>
      <text:p text:style-name="P7">N: Weitere Details zur Erzeugung von Paketdepots sowie zu deren Benutzerkonfiguration finden Sie in der Handbuchseite apt-secure(8).</text:p>
      <text:p text:style-name="P7"><text:soft-page-break/>E: Das Depot »https://qgis.org/ubuntu ulyssa Release« enthält keine Release-Datei.</text:p>
      <text:p text:style-name="P7">N: Eine Aktualisierung von solch einem Depot kann nicht auf eine sichere Art durchgeführt werden, daher ist es standardmäßig deaktiviert.</text:p>
      <text:p text:style-name="P7">N: Weitere Details zur Erzeugung von Paketdepots sowie zu deren Benutzerkonfiguration finden Sie in der Handbuchseite apt-secure(8).</text:p>
      <text:p text:style-name="P7">N: Das Laden der konfigurierten Datei »main/binary-i386/Packages« wird übersprungen, da das Depot »https://qgis.org/debian focal InRelease« die Architektur »i386« nicht unterstützt.</text:p>
      <text:p text:style-name="P7"/>
      <text:p text:style-name="P7"/>
      <text:p text:style-name="P7"/>
      <text:p text:style-name="P9">Mail:</text:p>
      <text:p text:style-name="P12">falls Du heute mal Zeit zum telefonieren hast melde dich bitte. Bin bis 3 gut erreichbar, dann hab ich Therapie...</text:p>
      <text:p text:style-name="Standard">in der source list stand zu anfang:</text:p>
      <text:p text:style-name="Standard"/>
      <text:p text:style-name="Standard"/>
      <text:p text:style-name="Standard">deb cdrom:[Linux Mint 20.1 _Ulyssa_ - Release amd64 20210103]/ focal contrib main</text:p>
      <text:p text:style-name="Standard"># This system was installed using small removable media<text:line-break/># (e.g. netinst, live or single CD). The matching "deb cdrom"<text:line-break/># entries were disabled at the end of the installation process.<text:line-break/># For information about how to configure apt package sources,<text:line-break/># see the sources.list(5) manual</text:p>
      <text:p text:style-name="Standard"/>
      <text:p text:style-name="Standard"/>
      <text:p text:style-name="Standard"/>
      <text:p text:style-name="Standard">Ich habe dannn am Ende diese 2 Zeilen hinzugefügt (<text:a xlink:type="simple" xlink:href="https://freegistutorial.com/how-to-install-qgis-on-linux-mint-19/" office:target-frame-name="_blank" xlink:show="new" text:style-name="Internet_20_link" text:visited-style-name="Visited_20_Internet_20_Link">https://freegistutorial.com/how-to-install-qgis-on-linux-mint-19/</text:a>):</text:p>
      <text:p text:style-name="Standard"/>
      <text:p text:style-name="Standard">deb <text:a xlink:type="simple" xlink:href="https://qgis.org/ubuntu" office:target-frame-name="_blank" xlink:show="new" text:style-name="Internet_20_link" text:visited-style-name="Visited_20_Internet_20_Link">https://qgis.org/ubuntu</text:a> bionic main<text:line-break/>deb-src <text:a xlink:type="simple" xlink:href="https://qgis.org/ubuntu" office:target-frame-name="_blank" xlink:show="new" text:style-name="Internet_20_link" text:visited-style-name="Visited_20_Internet_20_Link">https://qgis.org/ubuntu</text:a> bionic main</text:p>
      <text:p text:style-name="Standard"/>
      <text:p text:style-name="Standard"/>
      <text:p text:style-name="Standard">Ohne diese beiden Zeilen bekomme ich viel früher einen Fehler der sich auf die cd-rom-adresse bezieht.</text:p>
      <text:p text:style-name="Standard">Ich hab es jetzt nochmal versucht und die erste Zeile (das mit dem cd-rom) auskommentiert.</text:p>
      <text:p text:style-name="Standard">Da kommt die Fehlermeldung beim Befehl:</text:p>
      <text:p text:style-name="Standard"/>
      <text:p text:style-name="Standard">sudo apt-get update</text:p>
      <text:p text:style-name="Standard"/>
      <text:p text:style-name="P11">viel später,nämlich nur das:</text:p>
      <text:p text:style-name="P1">Fehl:14 <text:a xlink:type="simple" xlink:href="https://qgis.org/debian" office:target-frame-name="_blank" xlink:show="new" text:style-name="Internet_20_link" text:visited-style-name="Visited_20_Internet_20_Link">https://qgis.org/debian</text:a> Ulyana Release <text:s text:c="46"/></text:p>
      <text:p text:style-name="P1"><text:s text:c="2"/>404 <text:s/>Not Found [IP: 172.67.143.23 443]</text:p>
      <text:p text:style-name="P1"><text:soft-page-break/>Fehl:15 <text:a xlink:type="simple" xlink:href="https://qgis.org/ubuntu" office:target-frame-name="_blank" xlink:show="new" text:style-name="Internet_20_link" text:visited-style-name="Visited_20_Internet_20_Link">https://qgis.org/ubuntu</text:a> ulyssa Release <text:s text:c="46"/></text:p>
      <text:p text:style-name="P1"><text:s text:c="2"/>404 <text:s/>Not Found [IP: 172.67.143.23 443]</text:p>
      <text:p text:style-name="P1">Paketlisten werden gelesen... Fertig</text:p>
      <text:p text:style-name="P1">E: Das Depot »<text:a xlink:type="simple" xlink:href="https://qgis.org/debian" office:target-frame-name="_blank" xlink:show="new" text:style-name="Internet_20_link" text:visited-style-name="Visited_20_Internet_20_Link">https://qgis.org/debian</text:a> Ulyana Release« enthält keine Release-Datei.</text:p>
      <text:p text:style-name="P1">N: Eine Aktualisierung von solch einem Depot kann nicht auf eine sichere Art durchgeführt werden, daher ist es standardmäßig deaktiviert.</text:p>
      <text:p text:style-name="P1">N: Weitere Details zur Erzeugung von Paketdepots sowie zu deren Benutzerkonfiguration finden Sie in der Handbuchseite apt-secure(8).</text:p>
      <text:p text:style-name="P1">E: Das Depot »<text:a xlink:type="simple" xlink:href="https://qgis.org/ubuntu" office:target-frame-name="_blank" xlink:show="new" text:style-name="Internet_20_link" text:visited-style-name="Visited_20_Internet_20_Link">https://qgis.org/ubuntu</text:a> ulyssa Release« enthält keine Release-Datei.</text:p>
      <text:p text:style-name="P1">N: Eine Aktualisierung von solch einem Depot kann nicht auf eine sichere Art durchgeführt werden, daher ist es standardmäßig deaktiviert.</text:p>
      <text:p text:style-name="P1">N: Weitere Details zur Erzeugung von Paketdepots sowie zu deren Benutzerkonfiguration finden Sie in der Handbuchseite apt-secure(8).</text:p>
      <text:p text:style-name="P1">N: Das Laden der konfigurierten Datei »main/binary-i386/Packages« wird übersprungen, da das Depot »<text:a xlink:type="simple" xlink:href="https://qgis.org/debian" office:target-frame-name="_blank" xlink:show="new" text:style-name="Internet_20_link" text:visited-style-name="Visited_20_Internet_20_Link">https://qgis.org/debian</text:a> focal InRelease« die Architektur »i386« nicht unterstützt.</text:p>
      <text:p text:style-name="P13">interessanter Weise bekomme ich diese gleiche Fehlermeldung:</text:p>
      <text:p text:style-name="P13"/>
      <text:p text:style-name="P13">"E:The repository '<text:a xlink:type="simple" xlink:href="https://qgis.org/debian" office:target-frame-name="_blank" xlink:show="new" text:style-name="Internet_20_link" text:visited-style-name="Visited_20_Internet_20_Link">https://qgis.org/debian</text:a> Ulyana Release' does not have a Release file., W:Updating from such a repository can't be done securely, and is therefore disabled by default., W:See apt-secure(8) manpage for repository creation and user configuration details., E:The repository '<text:a xlink:type="simple" xlink:href="https://qgis.org/ubuntu" office:target-frame-name="_blank" xlink:show="new" text:style-name="Internet_20_link" text:visited-style-name="Visited_20_Internet_20_Link">https://qgis.org/ubuntu</text:a> ulyssa Release' does not have a Release file."</text:p>
      <text:p text:style-name="P13"/>
      <text:p text:style-name="P13">wenn ich über die Systemsteuerung zu den Paketquellen (zusätzliche Paketquellen) gehe und dort was ändere (was ich getan habe) und</text:p>
      <text:p text:style-name="P10"/>
      <text:p text:style-name="P10"/>
      <text:p text:style-name="P10"/>
      <text:p text:style-name="P15">Die Lösung:</text:p>
      <text:p text:style-name="Text_20_body"><text:span text:style-name="T6">Hab (über Systemsteuerung-Paketquellen-zusätzliche Paketquellen) 2 Paketquellen hinzugefügt (</text:span><text:a xlink:type="simple" xlink:href="https://deref-gmx.net/mail/client/-GQxBiBBtzU/dereferrer/?redirectUrl=https%3A%2F%2Fgis.stackexchange.com%2Fquestions%2F385370%2Fcannot-install-new-qgis-3-16-hannover-on-mint-20-1-ulyssa" office:target-frame-name="_blank" xlink:show="new" text:style-name="Internet_20_link" text:visited-style-name="Visited_20_Internet_20_Link"><text:span text:style-name="T6">https://gis.stackexchange.com/questions/385370/cannot-install-new-qgis-3-16-hannover-on-mint-20-1-ulyssa</text:span></text:a><text:span text:style-name="T6">), und zwar diese:</text:span></text:p>
      <text:p text:style-name="Preformatted_20_Text"><text:span text:style-name="Source_20_Text"><text:span text:style-name="T6">deb <text:s text:c="4"/>https://qgis.org/ubuntu focal main</text:span></text:span></text:p>
      <text:p text:style-name="P1"><text:span text:style-name="Source_20_Text"><text:span text:style-name="T6">deb-src https://qgis.org/ubuntu focal main</text:span></text:span></text:p>
      <text:p text:style-name="P14"><text:soft-page-break/> </text:p>
      <text:p text:style-name="P14">und die anderen gelöscht (da waren schon ein paar andere, wegen meinen Versuchen, zuerst war die nämlich auch leer), dann weiter über die Konsole:</text:p>
      <text:p text:style-name="P14">alles updated und upgeraded -&gt; super funktioniert,</text:p>
      <text:p text:style-name="P14">qgis installiert -&gt; Juhuu!!!!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1T07:10:52.093254312</meta:creation-date>
    <dc:date>2021-08-02T07:48:21.158775739</dc:date>
    <meta:editing-duration>PT49M1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1" meta:paragraph-count="225" meta:word-count="2016" meta:character-count="20818" meta:non-whitespace-character-count="16760"/>
  </office:meta>
</office:document-meta>
</file>